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ddec" officeooo:paragraph-rsid="0017ddec"/>
    </style:style>
    <style:style style:name="P2" style:family="paragraph" style:parent-style-name="Standard">
      <style:paragraph-properties fo:text-align="center" style:justify-single-word="false"/>
      <style:text-properties officeooo:rsid="0017ddec" officeooo:paragraph-rsid="001ba3d5"/>
    </style:style>
    <style:style style:name="P3" style:family="paragraph" style:parent-style-name="Standard">
      <style:paragraph-properties fo:text-align="start" style:justify-single-word="false"/>
      <style:text-properties officeooo:rsid="0017ddec" officeooo:paragraph-rsid="001ba3d5"/>
    </style:style>
    <style:style style:name="P4" style:family="paragraph" style:parent-style-name="Header">
      <style:text-properties officeooo:rsid="001868db" officeooo:paragraph-rsid="001868db"/>
    </style:style>
    <style:style style:name="T1" style:family="text">
      <style:text-properties officeooo:rsid="001868db"/>
    </style:style>
    <style:style style:name="T2" style:family="text">
      <style:text-properties officeooo:rsid="0019c63e"/>
    </style:style>
    <style:style style:name="T3" style:family="text">
      <style:text-properties officeooo:rsid="001ba3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<text:span text:style-name="T1">Nanvix</text:span></text:p>
      <text:p text:style-name="P2"/>
      <text:p text:style-name="P3">priorit<text:span text:style-name="T3">y scheduling :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68db" officeooo:paragraph-rsid="00186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maire Timothée, Homberg Nicolas<text:tab/><text:tab/>1 févri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13:20.957265877</meta:creation-date>
    <meta:editing-duration>PT17M47S</meta:editing-duration>
    <meta:editing-cycles>4</meta:editing-cycles>
    <meta:generator>LibreOffice/5.1.4.2$Linux_X86_64 LibreOffice_project/10m0$Build-2</meta:generator>
    <dc:date>2017-02-01T13:31:08.276529757</dc:date>
    <meta:document-statistic meta:table-count="0" meta:image-count="0" meta:object-count="0" meta:page-count="1" meta:paragraph-count="3" meta:word-count="12" meta:character-count="85" meta:non-whitespace-character-count="74"/>
  </office:meta>
</office:document-meta>
</file>